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color="#000000"/>
    </style:style>
    <style:style style:name="P2" style:family="paragraph" style:parent-style-name="Text_20_body" style:list-style-name="">
      <style:paragraph-properties fo:text-align="start" style:justify-single-word="false" style:text-autospace="none"/>
      <style:text-properties fo:color="#000000" style:font-name="F1" fo:font-size="12pt" style:font-name-asian="F1" style:font-size-asian="12pt" style:font-name-complex="F1" style:font-size-complex="12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fo:font-weight="bold" style:font-name-asian="MicrosoftSansSerif" style:font-size-asian="10.5pt" style:font-weight-asian="bold" style:font-name-complex="MicrosoftSansSerif" style:font-size-complex="10.5pt" style:font-weight-complex="bold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style:font-name-asian="MicrosoftSansSerif" style:font-size-asian="10.5pt" style:font-name-complex="MicrosoftSansSerif" style:font-size-complex="10.5pt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1pt" style:font-name-asian="MicrosoftSansSerif" style:font-size-asian="11pt" style:font-name-complex="MicrosoftSansSerif" style:font-size-complex="11pt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style:font-name="F0" fo:font-size="12pt" style:font-name-asian="F0" style:font-size-asian="12pt" style:font-name-complex="F0" style:font-size-complex="12pt"/>
    </style:style>
    <style:style style:name="P7" style:family="paragraph" style:parent-style-name="Standard" style:list-style-name="">
      <style:paragraph-properties fo:text-align="start" style:justify-single-word="false" style:text-autospace="none"/>
      <style:text-properties style:font-name="F1" fo:font-size="12pt" style:font-name-asian="F1" style:font-size-asian="12pt" style:font-name-complex="F1" style:font-size-complex="12pt"/>
    </style:style>
    <style:style style:name="T1" style:family="text">
      <style:text-properties style:font-name="MicrosoftSansSerif" fo:font-size="10.5pt" style:font-name-asian="MicrosoftSansSerif" style:font-size-asian="10.5pt" style:font-name-complex="MicrosoftSansSerif" style:font-size-complex="10.5pt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/>
    </style:style>
    <style:style style:name="T5" style:family="text">
      <style:text-properties style:font-name="Verdana1"/>
    </style:style>
    <style:style style:name="T6" style:family="text">
      <style:text-properties style:font-name="Verdana1" fo:font-weight="bold"/>
    </style:style>
    <style:style style:name="T7" style:family="text">
      <style:text-properties style:font-name="Verdana1" fo:font-size="10pt"/>
    </style:style>
    <style:style style:name="T8" style:family="text">
      <style:text-properties style:font-name="F1" fo:font-size="12pt" style:font-name-asian="F1" style:font-size-asian="12pt" style:font-name-complex="F1" style:font-size-complex="12pt"/>
    </style:style>
    <style:style style:name="T9" style:family="text">
      <style:text-properties style:font-name="F1" fo:font-size="12pt" fo:font-weight="bold" style:font-name-asian="F1" style:font-size-asian="12pt" style:font-weight-asian="bold" style:font-name-complex="F1" style:font-size-complex="12pt" style:font-weight-complex="bold"/>
    </style:style>
    <style:style style:name="T10" style:family="text">
      <style:text-properties fo:color="#000000" style:font-name="F1" fo:font-size="12pt" fo:font-weight="bold" style:font-name-asian="F1" style:font-size-asian="12pt" style:font-weight-asian="bold" style:font-name-complex="F1" style:font-size-complex="12pt" style:font-weight-complex="bold"/>
    </style:style>
    <style:style style:name="T11" style:family="text">
      <style:text-properties fo:color="#000000" style:font-name="F1" fo:font-size="12pt" fo:font-weight="normal" style:font-name-asian="F1" style:font-size-asian="12pt" style:font-weight-asian="normal" style:font-name-complex="F1" style:font-size-complex="12pt" style:font-weight-complex="normal"/>
    </style:style>
    <style:style style:name="T12" style:family="text">
      <style:text-properties fo:color="#000000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3">Oatmeal Pancakes</text:span><text:span text:style-name="T11"><text:line-break/></text:span><text:span text:style-name="T12">Crystal Miller</text:span></text:p>
      <text:p text:style-name="P1"/>
      <text:p text:style-name="P1">1 ¼ cups old fashioned oats<text:line-break/>2 cups buttermilk or sour milk<text:line-break/>2 eggs<text:line-break/>¼ cup olive oil<text:line-break/>1 cup whole wheat pastry flour<text:line-break/>3 T Sucanat or brown sugar<text:line-break/>1 t baking soda<text:line-break/>1 t baking powder<text:line-break/>½ t salt</text:p>
      <text:p text:style-name="P1">In a medium size bowl mix oats and buttermilk well. Add egg and oil and blend. In a small bowl mix dry ingredients and add to oats. If batter seems thin a little more flour can be added. Cook on a hot griddle.</text:p>
      <text:p text:style-name="P1">For a nice tread you can add blueberries or banana slices right to the pancake batter after you pour the batter on the griddle. Serve with pure maple syrup or homemade syrup. 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3:27.02</meta:creation-date>
    <dc:date>2017-05-06T12:06:31.49</dc:date>
    <dc:creator>Crystal Miller</dc:creator>
    <meta:editing-duration>PT7H18M17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4" meta:word-count="120" meta:character-count="597"/>
  </office:meta>
</office:document-meta>
</file>